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Times New Roman" svg:font-family="Times New Roman" style:font-family-generic="roman" style:font-pitch="variable" svg:panose-1="2 2 6 3 5 4 5 2 3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automatic-styles>
    <style:style style:name="P1" style:parent-style-name="Normal" style:master-page-name="MP0" style:family="paragraph">
      <style:paragraph-properties fo:break-before="page"/>
    </style:style>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weight="bold" style:font-weight-asian="bold" style:font-weight-complex="bold"/>
    </style:style>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fo:font-weight="bold" style:font-weight-asian="bold" style:font-weight-complex="bold"/>
    </style:style>
    <style:style style:name="T8" style:parent-style-name="DefaultParagraphFont" style:family="text">
      <style:text-properties fo:font-weight="bold" style:font-weight-asian="bold" style:font-weight-complex="bold"/>
    </style:style>
    <style:style style:name="T9" style:parent-style-name="DefaultParagraphFont" style:family="text">
      <style:text-properties fo:font-weight="bold" style:font-weight-asian="bold" style:font-weight-complex="bold"/>
    </style:style>
    <style:style style:name="T10" style:parent-style-name="DefaultParagraphFont" style:family="text">
      <style:text-properties fo:font-weight="bold" style:font-weight-asian="bold" style:font-weight-complex="bold"/>
    </style:style>
    <style:style style:name="T11" style:parent-style-name="DefaultParagraphFont" style:family="text">
      <style:text-properties fo:font-weight="bold" style:font-weight-asian="bold" style:font-weight-complex="bold"/>
    </style:style>
    <style:style style:name="T12" style:parent-style-name="DefaultParagraphFont" style:family="text">
      <style:text-properties fo:font-weight="bold" style:font-weight-asian="bold" style:font-weight-complex="bold"/>
    </style:style>
    <style:style style:name="P13" style:parent-style-name="Normal" style:family="paragraph">
      <style:text-properties fo:font-weight="bold" style:font-weight-asian="bold" style:font-weight-complex="bold"/>
    </style:style>
    <style:style style:name="P14" style:parent-style-name="Normal" style:family="paragraph">
      <style:text-properties fo:font-weight="bold" style:font-weight-asian="bold" style:font-weight-complex="bold"/>
    </style:style>
  </office:automatic-styles>
  <office:body>
    <office:text text:use-soft-page-breaks="true">
      <text:p text:style-name="P1">Both profiles seem to heavily focus on job searching, CV building etc, and not<text:s/><text:span text:style-name="T2">signposting to the sources of support</text:span>. While the job search is a good element, I'd argue that the signposting is more important. We commissioned this tool because research with unemployed people last year told us that they were not aware of the support that is on offer in Buckinghamshire, so the tool is in direct response to this. To support this, I've attached:</text:p>
      <text:p text:style-name="Normal"><text:span text:style-name="T3">The research report</text:span><text:s/>- please let me know if James didn't run through this with you and I'll happily do so.</text:p>
      <text:p text:style-name="Normal"><text:span text:style-name="T4">The support map</text:span><text:s/>- these are the sources of support that the tool should direct off to.</text:p>
      <text:p text:style-name="Normal">James should have told you that we would like the platform to be called<text:s/><text:span text:style-name="T5">BEST</text:span><text:s/>(which stands for Buckinghamshire Employment Support Tool) please.</text:p>
      <text:p text:style-name="Normal">I've had a look at the<text:s/><text:span text:style-name="T6">project brief</text:span><text:s/>and added in some changes and clarifications. Happy to talk through if helpful but overall:</text:p>
      <text:p text:style-name="Normal">In terms of expectations, we are expecting<text:s/><text:span text:style-name="T7">one website</text:span><text:s/>with an API that allows this website to be plugged into other websites. The App is a nice to have, if time allows.</text:p>
      <text:p text:style-name="Normal">I am still of the opinion that the website needs to be as<text:s/><text:span text:style-name="T8">simple and user friendly as possible</text:span><text:s/>- with limited questions to direct the individual to the right source of support. The example I used yesterday was<text:s/><text:span text:style-name="T9">Tackling Financial Insecurity Together</text:span><text:s/>|<text:s/><text:span text:style-name="T10">Turn2us</text:span>, but the following are helpful too:</text:p>
      <text:p text:style-name="Normal">Benefits Calculator | Trussell - this is a benefits calculator which asks the user a few simple questions and directs them off to the right source of support.</text:p>
      <text:p text:style-name="Normal">Find activities, groups and services near you | Bucks Online Directory | Buckinghamshire Council This directory also signposts to sources of support which is based on a map. While I like the simplicity, it is less useful in our case as it depends on the user knowing what support they need - e.g. they may know that they need help with food, but our tool may also direct them off to mental health support.</text:p>
      <text:p text:style-name="Normal"/>
      <text:p text:style-name="Normal">In terms of the user journey, I am looking for something that is user friendly and readable - accessible to individuals with barriers such as dyslexia, dyspraxia and neurological conditions. It should ask a few questions and signpost the individual to the right support using the information contained in the External Feedback page of the support map e.g.:</text:p>
      <text:p text:style-name="Normal">I am (user selects 'unemployed')</text:p>
      <text:p text:style-name="Normal">I have (user selects 'not worked in over nine months')</text:p>
      <text:p text:style-name="Normal">User is asked if they face barriers to work and selects that they have a 'disability - neurodiverse condition'</text:p>
      <text:p text:style-name="Normal">User is directed to support which matches this - e.g. Routes to Work, Skills Bootcamps, Supported Internships websites from the support map</text:p>
      <text:p text:style-name="Normal"/>
      <text:p text:style-name="Normal">I am (user selects 'employed')</text:p>
      <text:p text:style-name="Normal">I would like (user selects 'to find a new job')</text:p>
      <text:p text:style-name="Normal">User is directed to the Buckinghamshire Council jobs site and Skills Bootcamps websites from the support map</text:p>
      <text:p text:style-name="Normal"/>
      <text:p text:style-name="Normal">We discussed the Support Map yesterday (attached here today). I'm not sure that James ever spoke through this with you, but this is the document that we expect to inform the signposting. I've been through the support map today to check that all of the links work and I've noticed that a couple of the returns didn't make it on to the version that I shared in January, apologies for this. The full return is attached here and the key page is the 'EXTERNAL FEEDBACK' page - this is how each employability service describes what support they offer, to whom and has the link to the website which will inform the learner journey. If you have any questions or queries, please let me know.</text:p>
      <text:p text:style-name="Normal"/>
      <text:p text:style-name="Normal">Here are a couple of links that <text:s/>wanted to share for the<text:s/><text:span text:style-name="T11">Bucks Council Style Guide</text:span><text:s/>and<text:s/><text:span text:style-name="T12">Brand Guide</text:span><text:s/>too - we would like the website to follow these guidelines please:</text:p>
      <text:p text:style-name="P13">Buckinghamshire Council style guide | Buckinghamshire Council</text:p>
      <text:p text:style-name="P14">Bucks Council's branding guide lines are also attached.</text:p>
      <text:p text:style-name="Normal">Deadlines:<text:s/></text:p>
      <text:p text:style-name="Normal">Alpha (by 31st March) as discussed, we need to evidence to Government that there is closed user testing taking place by the 31st March - this can be evidenced through screenshots of the website and feedback from students testing the developing on each other, with the feedback detailed in a word document and how the feedback will be actioned.</text:p>
      <text:p text:style-name="Normal">Beta (Summer term as close to April as possible) - we'd then like to proceed to open (beta) testing in the Summer term as close to April as possible to allow the feedback to be acted on.</text:p>
      <text:p text:style-name="Normal">Launch (19th September) - we need to launch the platform in September and have pencilled in the 19th September as the launch in High Wycombe - venue pending. As such, we need the website and API to be ready by the 12th September to include get this built into our website please.</text:p>
      <text:p text:style-name="Normal"/>
      <text:p text:style-name="Normal"/>
      <text:p text:style-name="Normal">……………………………….</text:p>
      <text:p text:style-name="Normal">What I need to discuss with my students:</text:p>
      <text:p text:style-name="Normal">One website.</text:p>
      <text:p text:style-name="Normal">Students could work on the same platform and every student should work on one or two web pages.</text:p>
      <text:p text:style-name="Normal">Read and follow all documents that have been sent from Liz e.g. Style guide and branding guidelines.</text:p>
      <text:p text:style-name="Normal"/>
      <text:p text:style-name="Normal"><text:a xlink:href="https://www.turn2us.org.uk/" office:target-frame-name="_top" xlink:show="replace"><text:span text:style-name="Hyperlink">Tackling Financial Insecurity Together | Turn2us</text:span></text:a></text:p>
      <text:p text:style-name="Normal"><text:a xlink:href="https://www.turn2us.org.uk/get-support/information-for-your-situation/carer" office:target-frame-name="_top" xlink:show="replace"><text:span text:style-name="Hyperlink">Carer | Turn2us</text:span></text:a></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Times New Roman" svg:font-family="Times New Roman" style:font-family-generic="roman" style:font-pitch="variable" svg:panose-1="2 2 6 3 5 4 5 2 3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background-fill draw:fill="solid"/>
      </style:paragraph-properties>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ohamed Omar</meta:initial-creator>
    <dc:creator>Mohamed Omar</dc:creator>
    <meta:creation-date>2025-02-25T15:31:00Z</meta:creation-date>
    <dc:date>2025-02-25T15:31:00Z</dc:date>
    <meta:template xlink:href="Normal.dotm" xlink:type="simple"/>
    <meta:editing-cycles>3</meta:editing-cycles>
    <meta:editing-duration>PT0S</meta:editing-duration>
    <meta:document-statistic meta:page-count="1" meta:paragraph-count="10" meta:word-count="759" meta:character-count="5077" meta:row-count="36" meta:non-whitespace-character-count="4328"/>
  </office:meta>
</office:document-meta>
</file>